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cm" svg:y1="2.4cm" svg:x2="13.3cm" svg:y2="2.4cm">
          <text:p/>
        </draw:line>
        <draw:line draw:style-name="gr1" draw:text-style-name="P1" draw:layer="layout" svg:x1="1.3cm" svg:y1="4.4cm" svg:x2="13.3cm" svg:y2="4.4cm">
          <text:p/>
        </draw:line>
        <draw:line draw:style-name="gr1" draw:text-style-name="P1" draw:layer="layout" svg:x1="1.3cm" svg:y1="6.4cm" svg:x2="13.3cm" svg:y2="6.4cm">
          <text:p/>
        </draw:line>
        <draw:measure draw:style-name="gr2" draw:text-style-name="P3" draw:layer="measurelines" svg:x1="11.3cm" svg:y1="2.4cm" svg:x2="11.3cm" svg:y2="4.4cm">
          <text:p text:style-name="P2"><text:span text:style-name="T1"><text:measure text:kind="gap"/></text:span><text:span text:style-name="T1">30</text:span><text:span text:style-name="T1"><text:measure text:kind="unit">cm</text:measure></text:span><text:span text:style-name="T1"><text:measure text:kind="gap"/></text:span></text:p>
        </draw:measure>
        <draw:measure draw:style-name="gr2" draw:text-style-name="P3" draw:layer="measurelines" svg:x1="11.3cm" svg:y1="4.4cm" svg:x2="11.3cm" svg:y2="6.4cm">
          <text:p text:style-name="P2"><text:span text:style-name="T1"><text:measure text:kind="gap"/></text:span><text:span text:style-name="T1">30</text:span><text:span text:style-name="T1"><text:measure text:kind="unit">cm</text:measure></text:span><text:span text:style-name="T1"><text:measure text:kind="gap"/></text:span></text:p>
        </draw:measure>
        <draw:custom-shape draw:style-name="gr3" draw:text-style-name="P4" draw:layer="layout" svg:width="0.8cm" svg:height="0.8cm" svg:x="6.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" draw:text-style-name="P3" draw:layer="measurelines" svg:x1="7.3cm" svg:y1="2.5cm" svg:x2="13.3cm" svg:y2="2.5cm">
          <text:p text:style-name="P2"><text:span text:style-name="T1">2,5m</text:span></text:p>
        </draw:measure>
        <draw:measure draw:style-name="gr2" draw:text-style-name="P3" draw:layer="layout" svg:x1="1.3cm" svg:y1="2.5cm" svg:x2="7.3cm" svg:y2="2.5cm">
          <text:p text:style-name="P2"><text:span text:style-name="T1">2,5m</text:span></text:p>
        </draw:measure>
        <draw:frame draw:style-name="gr4" draw:text-style-name="P5" draw:layer="layout" svg:width="2.335cm" svg:height="0.962cm" svg:x="3.3cm" svg:y="2.2cm">
          <draw:text-box>
            <text:p>Path 1</text:p>
          </draw:text-box>
        </draw:frame>
        <draw:frame draw:style-name="gr4" draw:text-style-name="P5" draw:layer="layout" svg:width="2.335cm" svg:height="0.962cm" svg:x="3.3cm" svg:y="4.238cm">
          <draw:text-box>
            <text:p>Path 2</text:p>
          </draw:text-box>
        </draw:frame>
        <draw:frame draw:style-name="gr4" draw:text-style-name="P5" draw:layer="layout" svg:width="2.335cm" svg:height="0.962cm" svg:x="3.3cm" svg:y="6.2cm">
          <draw:text-box>
            <text:p>Path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5cm" fo:page-height="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9:52:40.316000000</meta:creation-date>
    <dc:date>2017-11-14T10:01:47.650000000</dc:date>
    <meta:editing-duration>PT8M49S</meta:editing-duration>
    <meta:editing-cycles>2</meta:editing-cycles>
    <meta:generator>LibreOffice/5.1.2.2$Windows_x86 LibreOffice_project/d3bf12ecb743fc0d20e0be0c58ca359301eb705f</meta:generator>
    <meta:document-statistic meta:object-count="11"/>
  </office:meta>
</office:document-meta>
</file>